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shadow="none"/>
      <style:text-properties officeooo:rsid="00088b27" officeooo:paragraph-rsid="00088b2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e86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igny le Roi,</text:p>
      <text:p text:style-name="P1">lundi <text:s/>16 novembre 2020</text:p>
      <text:p text:style-name="P1"/>
      <text:p text:style-name="P1">Madame, Monsieur,</text:p>
      <text:p text:style-name="P1"/>
      <text:p text:style-name="P1">les élèves de 6e1 s'enregistreront mercredi et jeudi de cette semaine, respectivement le 18 et le 20 novembre 2020. Ils doivent en effet me rendre une lecture du conte <text:span text:style-name="T1">Les Trois Frères</text:span><text:span text:style-name="T2"> de Mme Rowling. A cet effet, ils auront le droit d'apporter et d'utiliser pendant ces deux heures de cours n'importe quel matériel numérique (smartphone, tablette...) leur permettant de s'enregistrer.</text:span></text:p>
      <text:p text:style-name="P1"><text:span text:style-name="T2">L'appareil sera apporté sous la responsabilité de l'élève : aucune perte, vol ou casse ne pourra être considéré</text:span><text:span text:style-name="T3">(e)</text:span><text:span text:style-name="T2"> comme relevant de la responsabilité de l'établissement. Si votre enfant utilise l'appareil à d'autres fins que celles demandées par l'enseignant, l'appareil sera confisqué.</text:span></text:p>
      <text:p text:style-name="P1"><text:span text:style-name="T2">Les élèves n'apportant pas d'appareil permettant de s'enregistrer se verront prêter un appareil appartenant à l'établissement.</text:span></text:p>
      <text:p text:style-name="P1"><text:span text:style-name="T2"/></text:p>
      <text:p text:style-name="P1"><text:span text:style-name="T2">Je reste à votre disposition pour tout renseignement complémentaire.</text:span></text:p>
      <text:p text:style-name="P1"><text:span text:style-name="T2">Cordialement,</text:span></text:p>
      <text:p text:style-name="P1"><text:span text:style-name="T2">M. Faure, enseignant de Lettres Classiques</text:span></text:p>
      <text:p text:style-name="P1"><text:span text:style-name="T2"/></text:p>
      <text:p text:style-name="P1"><text:span text:style-name="T2"/></text:p>
      <text:p text:style-name="P1">Montigny le Roi,</text:p>
      <text:p text:style-name="P1">lundi <text:s/>16 novembre 2020</text:p>
      <text:p text:style-name="P1"/>
      <text:p text:style-name="P1">Madame, Monsieur,</text:p>
      <text:p text:style-name="P1"/>
      <text:p text:style-name="P1">les élèves de 6e1 s'enregistreront mercredi et jeudi de cette semaine, respectivement le 18 et le 20 novembre 2020. Ils doivent en effet me rendre une lecture du conte <text:span text:style-name="T1">Les Trois Frères</text:span><text:span text:style-name="T2"> de Mme Rowling. A cet effet, ils auront le droit d'apporter et d'utiliser pendant ces deux heures de cours n'importe quel matériel numérique (smartphone, tablette...) leur permettant de s'enregistrer. </text:span><text:span text:style-name="T3">M. le Principal m'a donné son accord pour ce projet.</text:span></text:p>
      <text:p text:style-name="P1"><text:span text:style-name="T2">L'appareil sera apporté sous la responsabilité de l'élève : aucune perte, vol ou casse ne pourra être considéré</text:span><text:span text:style-name="T3">(e)</text:span><text:span text:style-name="T2"> comme relevant de la responsabilité de l'établissement. Si votre enfant utilise l'appareil à d'autres fins que celles demandées par l'enseignant, l'appareil sera confisqué.</text:span></text:p>
      <text:p text:style-name="P1"><text:span text:style-name="T2">Les élèves n'apportant pas d'appareil permettant de s'enregistrer se verront prêter un appareil appartenant à l'établissement.</text:span></text:p>
      <text:p text:style-name="P1"><text:span text:style-name="T2"/></text:p>
      <text:p text:style-name="P1"><text:span text:style-name="T2">Je reste à votre disposition pour tout renseignement complémentaire.</text:span></text:p>
      <text:p text:style-name="P1"><text:span text:style-name="T2">Cordialement,</text:span></text:p>
      <text:p text:style-name="P1"><text:span text:style-name="T2">M. Faure, enseignant de Lettres Classiqu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2:43:34.820000000</meta:creation-date>
    <dc:date>2020-11-16T13:14:15.131000000</dc:date>
    <meta:editing-duration>PT10M10S</meta:editing-duration>
    <meta:editing-cycles>1</meta:editing-cycles>
    <meta:document-statistic meta:table-count="0" meta:image-count="0" meta:object-count="0" meta:page-count="1" meta:paragraph-count="18" meta:word-count="296" meta:character-count="2007" meta:non-whitespace-character-count="1727"/>
    <meta:generator>LibreOffice/4.1.4.2$Windows_x86 LibreOffice_project/0a0440ccc0227ad9829de5f46be37cfb6edcf72</meta:generator>
  </office:meta>
</office:document-meta>
</file>